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Calibri1"/>
    </style:style>
    <style:style style:name="P8" style:family="paragraph" style:parent-style-name="Standard">
      <style:text-properties style:font-name="Calibri1" fo:font-weight="bold" style:font-weight-asian="bold" style:font-weight-complex="bold"/>
    </style:style>
    <style:style style:name="P9" style:family="paragraph" style:parent-style-name="Standard">
      <style:paragraph-properties fo:margin-left="-1.588cm" fo:margin-right="0cm" fo:text-align="center" style:justify-single-word="false" fo:text-indent="0cm" style:auto-text-indent="false"/>
      <style:text-properties fo:color="#000000" style:font-name="Calibri1" fo:font-size="12pt" fo:font-weight="bold" style:font-size-asian="12pt" style:font-weight-asian="bold" style:font-size-complex="12pt" style:font-weight-complex="bold"/>
    </style:style>
    <style:style style:name="P10" style:family="paragraph" style:parent-style-name="Standard">
      <style:paragraph-properties fo:margin-left="-1.588cm" fo:margin-right="0cm" fo:text-align="justify" style:justify-single-word="false" fo:text-indent="0cm" style:auto-text-indent="false"/>
      <style:text-properties fo:color="#000000" style:font-name="Calibri1" fo:font-size="12pt" style:font-size-asian="12pt" style:font-size-complex="12pt"/>
    </style:style>
    <style:style style:name="P11" style:family="paragraph" style:parent-style-name="Standard">
      <style:paragraph-properties fo:margin-left="-1.588cm" fo:margin-right="0cm" fo:text-align="center" style:justify-single-word="false" fo:text-indent="0cm" style:auto-text-indent="false"/>
      <style:text-properties fo:color="#000000" style:font-name="Calibri1" fo:font-size="12pt" style:font-size-asian="12pt" style:font-size-complex="12pt"/>
    </style:style>
    <style:style style:name="P12"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13" style:family="paragraph" style:parent-style-name="Standard">
      <style:paragraph-properties fo:margin-left="0cm" fo:margin-right="0.095cm" fo:text-align="justify" style:justify-single-word="false" fo:text-indent="0cm" style:auto-text-indent="false"/>
      <style:text-properties fo:color="#000000" style:font-name="Calibri1" fo:font-size="12pt" style:text-underline-style="none" fo:font-weight="normal" style:font-size-asian="12pt" style:font-weight-asian="normal" style:font-size-complex="12pt" style:font-weight-complex="normal"/>
    </style:style>
    <style:style style:name="P14" style:family="paragraph" style:parent-style-name="Standard">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margin-left="0cm" fo:margin-right="0.095cm" fo:text-align="center"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095cm" fo:text-align="justify" style:justify-single-word="false" fo:text-indent="0cm" style:auto-text-indent="false"/>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095cm" fo:text-align="justify" style:justify-single-word="false" fo:text-indent="0cm" style:auto-text-indent="false"/>
      <style:text-properties style:font-name="Calibri1" style:text-underline-style="none" fo:font-weight="bold" style:font-weight-asian="bold" style:font-weight-complex="bold"/>
    </style:style>
    <style:style style:name="P21" style:family="paragraph" style:parent-style-name="Standard">
      <style:paragraph-properties fo:margin-left="0cm" fo:margin-right="0.095cm" fo:text-align="justify" style:justify-single-word="false" fo:text-indent="0cm" style:auto-text-indent="false"/>
      <style:text-properties style:font-name="Calibri1" style:text-underline-style="none" fo:font-weight="normal" style:font-weight-asian="normal" style:font-weight-complex="normal"/>
    </style:style>
    <style:style style:name="P22" style:family="paragraph" style:parent-style-name="Standard">
      <style:paragraph-properties fo:margin-left="0cm" fo:margin-right="-0.026cm" fo:text-align="justify" style:justify-single-word="false" fo:text-indent="0cm" style:auto-text-indent="false"/>
      <style:text-properties fo:color="#000000" style:font-name="Calibri1" fo:font-size="12pt" style:font-size-asian="12pt" style:font-size-complex="12pt"/>
    </style:style>
    <style:style style:name="P23"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24" style:family="paragraph" style:parent-style-name="Standard">
      <style:paragraph-properties fo:margin-left="0.023cm" fo:margin-right="-0.549cm" fo:text-align="justify" style:justify-single-word="false" fo:text-indent="0cm" style:auto-text-indent="false"/>
      <style:text-properties style:font-name="Calibri1" style:text-underline-style="none" fo:font-weight="normal" style:font-weight-asian="normal" style:font-weight-complex="normal"/>
    </style:style>
    <style:style style:name="P25" style:family="paragraph" style:parent-style-name="Standard">
      <style:paragraph-properties fo:margin-left="0.023cm" fo:margin-right="0.026cm" fo:text-align="justify" style:justify-single-word="false" fo:text-indent="0cm" style:auto-text-indent="false"/>
      <style:text-properties style:font-name="Calibri1" style:text-underline-style="none" fo:font-weight="normal" style:font-weight-asian="normal" style:font-weight-complex="normal"/>
    </style:style>
    <style:style style:name="P26" style:family="paragraph" style:parent-style-name="Standard">
      <style:paragraph-properties fo:margin-left="0.023cm" fo:margin-right="-0.026cm" fo:text-align="justify" style:justify-single-word="false" fo:text-indent="0cm" style:auto-text-indent="false"/>
      <style:text-properties style:font-name="Calibri1" style:text-underline-style="none" fo:font-weight="normal" style:font-weight-asian="normal" style:font-weight-complex="normal"/>
    </style:style>
    <style:style style:name="P27" style:family="paragraph" style:parent-style-name="Standard">
      <style:paragraph-properties fo:margin-left="0.023cm" fo:margin-right="-0.026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cm" fo:margin-bottom="0cm" fo:text-align="justify" style:justify-single-word="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Text_20_body" style:list-style-name="L3"/>
    <style:style style:name="P30" style:family="paragraph" style:parent-style-name="Text_20_body" style:list-style-name="L3">
      <style:text-properties style:font-name="Calibri1"/>
    </style:style>
    <style:style style:name="P31" style:family="paragraph" style:parent-style-name="Text_20_body" style:list-style-name="L1">
      <style:paragraph-properties fo:margin-top="0cm" fo:margin-bottom="0cm"/>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2">
      <style:paragraph-properties fo:margin-top="0cm" fo:margin-bottom="0cm"/>
      <style:text-properties style:font-name="Calibri1"/>
    </style:style>
    <style:style style:name="P33"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34" style:family="paragraph" style:parent-style-name="Standard" style:list-style-name="L11">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35" style:family="paragraph" style:parent-style-name="Standard" style:list-style-name="L11">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WW8Num1">
      <style:paragraph-properties fo:margin-left="0.023cm" fo:margin-right="-0.549cm" fo:text-align="justify" style:justify-single-word="false" fo:text-indent="0cm" style:auto-text-indent="false"/>
      <style:text-properties style:font-name="Calibri1" style:text-underline-style="none" fo:font-weight="normal" style:font-weight-asian="normal" style:font-weight-complex="normal"/>
    </style:style>
    <style:style style:name="P37" style:family="paragraph" style:parent-style-name="Standard" style:list-style-name="WW8Num1">
      <style:paragraph-properties fo:margin-left="0.023cm" fo:margin-right="-0.026cm" fo:text-align="justify" style:justify-single-word="false" fo:text-indent="0cm" style:auto-text-indent="false"/>
      <style:text-properties style:font-name="Calibri1" style:text-underline-style="none" fo:font-weight="normal" style:font-weight-asian="normal" style:font-weight-complex="normal"/>
    </style:style>
    <style:style style:name="P38" style:family="paragraph" style:parent-style-name="Standard" style:list-style-name="WW8Num1">
      <style:paragraph-properties fo:margin-left="0.023cm" fo:margin-right="-0.026cm" fo:text-align="justify" style:justify-single-word="false" fo:text-indent="0cm" style:auto-text-indent="false"/>
      <style:text-properties style:font-name="Calibri1" style:text-underline-style="solid" style:text-underline-width="auto" style:text-underline-color="font-color" fo:font-weight="bold" style:font-weight-asian="bold" style:font-weight-complex="bold"/>
    </style:style>
    <style:style style:name="P39" style:family="paragraph" style:parent-style-name="Standard" style:list-style-name="L4">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list-style-name="L6">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Standard" style:list-style-name="L13">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list-style-name="L5">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3" style:family="paragraph" style:parent-style-name="Standard" style:list-style-name="L7">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Standard" style:list-style-name="L9">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5" style:family="paragraph" style:parent-style-name="Standard" style:list-style-name="L14">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6" style:family="paragraph" style:parent-style-name="Standard" style:list-style-name="L13">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7" style:family="paragraph" style:parent-style-name="Standard" style:list-style-name="L16">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8" style:family="paragraph" style:parent-style-name="Standard" style:list-style-name="L10">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2">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3">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5">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3">
      <style:paragraph-properties fo:margin-left="0cm" fo:margin-right="0.095cm" fo:text-align="justify" style:justify-single-word="false" fo:text-indent="0cm" style:auto-text-indent="false"/>
      <style:text-properties fo:color="#000000"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3" style:family="paragraph" style:parent-style-name="Standard" style:list-style-name="L17">
      <style:paragraph-properties fo:margin-left="0cm" fo:margin-right="0.095cm" fo:text-align="justify" style:justify-single-word="false" fo:text-indent="0cm" style:auto-text-indent="false"/>
      <style:text-properties style:font-name="Calibri" style:text-underline-style="none" fo:font-weight="normal" style:font-weight-asian="normal" style:font-weight-complex="normal"/>
    </style:style>
    <style:style style:name="P54" style:family="paragraph" style:parent-style-name="Standard" style:list-style-name="L17">
      <style:paragraph-properties fo:margin-left="0cm" fo:margin-right="0.095cm" fo:text-align="justify" style:justify-single-word="false" fo:text-indent="0cm" style:auto-text-indent="false"/>
      <style:text-properties style:font-name="Calibri1" style:text-underline-style="none" fo:font-weight="bold" style:font-weight-asian="bold" style:font-weight-complex="bold"/>
    </style:style>
    <style:style style:name="P55" style:family="paragraph" style:parent-style-name="Standard" style:list-style-name="L8">
      <style:paragraph-properties fo:margin-left="0cm" fo:margin-right="0.079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font-name="Calibri1"/>
    </style:style>
    <style:style style:name="T6" style:family="text">
      <style:text-properties style:font-name="Calibri1" fo:font-weight="normal" style:font-weight-asian="normal" style:font-weight-complex="normal"/>
    </style:style>
    <style:style style:name="T7" style:family="text">
      <style:text-properties style:font-name="Calibri1" fo:font-weight="bold" style:font-weight-asian="bold" style:font-weight-complex="bold"/>
    </style:style>
    <style:style style:name="T8" style:family="text">
      <style:text-properties fo:color="#000000" style:font-name="Calibri1" fo:font-size="12pt" fo:font-style="normal" fo:font-weight="bold" style:font-size-asian="12pt" style:font-style-asian="normal" style:font-weight-asian="bold" style:font-size-complex="12pt" style:font-style-complex="normal"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EXTRAIT DU REGISTRE</text:p>
      <text:p text:style-name="P4">DES DELIBERATIONS DU CONSEIL MUNICIPAL</text:p>
      <text:p text:style-name="P4">DE LA COMMUNE DE MONTREUIL-EN-TOURAINE</text:p>
      <text:p text:style-name="P4"/>
      <text:p text:style-name="P4"/>
      <text:p text:style-name="P9"/>
      <text:p text:style-name="P2">Nombre de conseillers en exercice : 13</text:p>
      <text:p text:style-name="P2">Nombre de présents : 11</text:p>
      <text:p text:style-name="P12">Nombre d’exprimés : 11</text:p>
      <text:p text:style-name="P12"><text:s/></text:p>
      <text:p text:style-name="P10"><text:tab/><text:tab/><text:tab/><text:tab/><text:tab/><text:tab/><text:tab/><text:tab/><text:tab/><text:span text:style-name="T2">Séance du mardi 16 mars 2010</text:span></text:p>
      <text:p text:style-name="P12"><text:span text:style-name="T2">Date de la convocation </text:span>:</text:p>
      <text:p text:style-name="P12">9 mars 2010 </text:p>
      <text:p text:style-name="P12"/>
      <text:p text:style-name="P11">--------------------------------</text:p>
      <text:p text:style-name="P2">L’an deux mil dix le seize mars à dix neuf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essieurs PADIOLLEAU, ADUMEAU, GOHIER, GALIMANT, DÉROGIS, Mesdames MORLEC, ULIVI, ROQUIN, GENTILHOMME, DENIS, FRANCESCAT</text:p>
      <text:p text:style-name="P2"/>
      <text:p text:style-name="P2"><text:span text:style-name="T2">Absent </text:span><text:span text:style-name="T4">: <text:s/>Messieurs RONCIER, MORLEC </text:span></text:p>
      <text:p text:style-name="P2"/>
      <text:p text:style-name="P2"/>
      <text:p text:style-name="P2">Madame Catherine Gentilhomme a été élue secrétaire de séance.</text:p>
      <text:p text:style-name="P2"/>
      <text:p text:style-name="P5">Ordre du jour:</text:p>
      <text:p text:style-name="P5"/>
      <text:list xml:id="list34304911" text:style-name="L1">
        <text:list-item>
          <text:p text:style-name="P31">Approbation du Compte Administratif 2009 de la commune</text:p>
        </text:list-item>
        <text:list-item>
          <text:p text:style-name="P31">Approbation du Compte Administratif 2009 du service assainissement</text:p>
        </text:list-item>
        <text:list-item>
          <text:p text:style-name="P31">Approbation du Compte Administratif 2009 du lotissement communal <text:s/></text:p>
        </text:list-item>
        <text:list-item>
          <text:p text:style-name="P31">Subvention pour contribution aux frais de voyage d'un administré pour participation à un <text:span text:style-name="T5">concours sportif</text:span></text:p>
        </text:list-item>
        <text:list-item>
          <text:p text:style-name="P31">Subvention Voyage scolaire pour l'école primaire (classe découverte à la neige)</text:p>
        </text:list-item>
        <text:list-item text:style-override="L2">
          <text:p text:style-name="P32">Approbation du tableau de classement des voies communales </text:p>
        </text:list-item>
        <text:list-item text:style-override="L3">
          <text:p text:style-name="P30">Délibération Atteinte au domaine privé communal <text:s/></text:p>
        </text:list-item>
        <text:list-item text:style-override="L3">
          <text:p text:style-name="P29"><text:span text:style-name="T5">Questions diverses</text:span> </text:p>
        </text:list-item>
      </text:list>
      <text:p text:style-name="P28"/>
      <text:p text:style-name="P28"/>
      <text:p text:style-name="P28"/>
      <text:p text:style-name="P28"/>
      <text:p text:style-name="P28"/>
      <text:p text:style-name="P28"/>
      <text:p text:style-name="P28"/>
      <text:p text:style-name="P28"/>
      <text:p text:style-name="P28"><text:soft-page-break/>1 )Approbation du Compte Administratif 2009 de la commune</text:p>
      <text:p text:style-name="P23"/>
      <text:p text:style-name="P25">Après avoir confronté le compte administratif 2009 du Maire concernant la commune avec le compte de gestion 2009 du receveur, la responsable de la commission finances présente le compte administratif 2009 de la commune au Conseil Municipal.</text:p>
      <text:p text:style-name="P24">Les résultats sont les suivants :</text:p>
      <text:list xml:id="list34326070" text:style-name="WW8Num1">
        <text:list-item>
          <text:p text:style-name="P36">dépenses de fonctionnement : 433 569,29 €</text:p>
        </text:list-item>
        <text:list-item>
          <text:p text:style-name="P36">recettes de fonctionnement : 575 373,84 €</text:p>
        </text:list-item>
      </text:list>
      <text:p text:style-name="P24">soit un <text:span text:style-name="T3">excédent de fonctionnement</text:span> à la clôture de l'exercice 2009 de <text:span text:style-name="T1">141 804,55 €</text:span></text:p>
      <text:list xml:id="list34386658" text:continue-numbering="true" text:style-name="WW8Num1">
        <text:list-item>
          <text:p text:style-name="P37">dépenses d'investissement : 127 712,53 €</text:p>
        </text:list-item>
        <text:list-item>
          <text:p text:style-name="P37">recettes d'investissement : 140 537,75 €</text:p>
        </text:list-item>
      </text:list>
      <text:p text:style-name="P26">soit un <text:span text:style-name="T3">excédent d'investissement</text:span> à la clôture de l'exercice 2009 de<text:span text:style-name="T1"> 12 825,22 €</text:span></text:p>
      <text:p text:style-name="P26">d'où un<text:span text:style-name="T1"> </text:span><text:span text:style-name="T3">excédent global </text:span>à la clôture de l'exercice 2009 de <text:span text:style-name="T1">154 629,77 €</text:span>.</text:p>
      <text:list xml:id="list34384574" text:continue-numbering="true" text:style-name="WW8Num1">
        <text:list-item>
          <text:p text:style-name="P37">restes à réaliser de 2009 à reporter en investissement pour <text:span text:style-name="T1">446 324,68 €</text:span></text:p>
          <text:p text:style-name="P37"/>
        </text:list-item>
      </text:list>
      <text:p text:style-name="P26">Le Maire quitte la salle pour le vote.</text:p>
      <text:p text:style-name="P26">Après délibération, le Conseil Municipal approuve, à l'unanimité le Compte Administratif 2009 du Maire concernant la commune correspondant au compte de gestion 2009 du receveur.</text:p>
      <text:p text:style-name="P27"/>
      <text:list xml:id="list34311973" text:style-name="L4">
        <text:list-item>
          <text:list>
            <text:list-item>
              <text:list>
                <text:list-header>
                  <text:p text:style-name="P39"/>
                </text:list-header>
              </text:list>
            </text:list-item>
          </text:list>
        </text:list-item>
      </text:list>
      <text:list xml:id="list34324085" text:style-name="L5">
        <text:list-header>
          <text:p text:style-name="P42">2) <text:span text:style-name="T5">Approbation du Compte Administratif 2009 du service assainissement</text:span></text:p>
        </text:list-header>
      </text:list>
      <text:p text:style-name="P13"/>
      <text:p text:style-name="P25">Après avoir confronté le compte administratif 2009 du Maire concernant le service assainissement avec le compte de gestion 2009 du receveur, la responsable de la commission finances présente le compte administratif 2009 du service assainissement au Conseil Municipal.</text:p>
      <text:p text:style-name="P24">Les résultats sont les suivants :</text:p>
      <text:list xml:id="list34364303" text:continue-list="list34384574" text:style-name="WW8Num1">
        <text:list-item>
          <text:p text:style-name="P36">dépenses d'exploitation: 53 418,95 €</text:p>
        </text:list-item>
        <text:list-item>
          <text:p text:style-name="P36">recettes d'exploitation : 73 629,59 €</text:p>
        </text:list-item>
      </text:list>
      <text:p text:style-name="P24">soit un <text:span text:style-name="T3">excédent de fonctionnement</text:span> à la clôture de l'exercice 2009 de <text:span text:style-name="T1">20 210,64</text:span> €</text:p>
      <text:list xml:id="list34358305" text:continue-numbering="true" text:style-name="WW8Num1">
        <text:list-item>
          <text:p text:style-name="P37">dépenses d'investissement : 35 026,99 €</text:p>
        </text:list-item>
        <text:list-item>
          <text:p text:style-name="P37">recettes d'investissement : 18 830,40 €</text:p>
        </text:list-item>
      </text:list>
      <text:p text:style-name="P26">soit un <text:span text:style-name="T3">déficit d'investissement</text:span> à la clôture de l'exercice 2009 de<text:span text:style-name="T1"> 16 196,59 €</text:span></text:p>
      <text:p text:style-name="P26">d'où un<text:span text:style-name="T3"> excédent global </text:span>à la clôture de l'exercice 2009 de <text:span text:style-name="T1">4 014,05 €.</text:span></text:p>
      <text:list xml:id="list34376905" text:continue-numbering="true" text:style-name="WW8Num1">
        <text:list-header>
          <text:p text:style-name="P38"/>
          <text:p text:style-name="P37"/>
        </text:list-header>
      </text:list>
      <text:p text:style-name="P26">Le Maire quitte la salle pour le vote.</text:p>
      <text:p text:style-name="P27">Après délibération, le Conseil Municipal approuve, à l'unanimité, le Compte Administratif 2009 du Maire concernant <text:s/>le service assainissement correspondant au compte de gestion 2009 du receveur.</text:p>
      <text:p text:style-name="P14"/>
      <text:p text:style-name="P14"/>
      <text:p text:style-name="P14"/>
      <text:p text:style-name="P14"/>
      <text:p text:style-name="P14"/>
      <text:p text:style-name="P14"/>
      <text:p text:style-name="P14"/>
      <text:p text:style-name="P14"/>
      <text:list xml:id="list34317902" text:style-name="L6">
        <text:list-header>
          <text:p text:style-name="P40"><text:soft-page-break/>3) Approbation du Compte Administratif 2009 du lotissement communal </text:p>
        </text:list-header>
      </text:list>
      <text:p text:style-name="P6"/>
      <text:p text:style-name="P25">Après avoir confronté le compte administratif 2009 du Maire concernant le lotissement communal <text:s/>avec le compte de gestion 2009 du receveur, la responsable de la commission finances présente le compte administratif 2009 du lotissement communal au Conseil Municipal.</text:p>
      <text:p text:style-name="P24">Les résultats sont les suivants :</text:p>
      <text:list xml:id="list34378087" text:continue-list="list34376905" text:style-name="WW8Num1">
        <text:list-item>
          <text:p text:style-name="P36">dépenses de fonctionnement : 87 332,62 €</text:p>
        </text:list-item>
        <text:list-item>
          <text:p text:style-name="P36">recettes de fonctionnement <text:s/>: 13 660,80€</text:p>
        </text:list-item>
      </text:list>
      <text:p text:style-name="P24">soit un de <text:span text:style-name="T3">déficit fonctionnement</text:span> à la clôture de l'exercice 2009 de <text:span text:style-name="T1">73 671,82 </text:span>€</text:p>
      <text:list xml:id="list34371257" text:continue-numbering="true" text:style-name="WW8Num1">
        <text:list-item>
          <text:p text:style-name="P37">dépenses d'investissement : 13 660,80 €</text:p>
        </text:list-item>
        <text:list-item>
          <text:p text:style-name="P37">recettes d'investissement : 0 €</text:p>
        </text:list-item>
      </text:list>
      <text:p text:style-name="P26">soit un <text:span text:style-name="T3">déficit d'investissement </text:span>à la clôture de l'exercice 2009 de <text:span text:style-name="T1">13 660,80 €</text:span></text:p>
      <text:p text:style-name="P26">d'où un <text:span text:style-name="T3">déficit global </text:span>à la clôture de l'exercice 2009 de <text:span text:style-name="T1">87 332,62 €.</text:span></text:p>
      <text:list xml:id="list34373747" text:continue-numbering="true" text:style-name="WW8Num1">
        <text:list-header>
          <text:p text:style-name="P37"/>
          <text:p text:style-name="P37"/>
        </text:list-header>
      </text:list>
      <text:p text:style-name="P26">Le Maire quitte la salle pour le vote.</text:p>
      <text:p text:style-name="P27">Après délibération, le Conseil Municipal approuve, à l'unanimité, le Compte Administratif 2009 du Maire concernant le lotissement communal correspondant <text:s/>au compte de gestion 2009 du receveur.</text:p>
      <text:p text:style-name="P27"/>
      <text:p text:style-name="P27"/>
      <text:list xml:id="list34307676" text:style-name="L7">
        <text:list-header>
          <text:p text:style-name="P43">4) <text:span text:style-name="T5">Subvention pour contribution aux frais de voyage d'un administré pour participation à un </text:span><text:span text:style-name="T5">concours sportif</text:span></text:p>
        </text:list-header>
      </text:list>
      <text:list xml:id="list34321557" text:style-name="L8">
        <text:list-item>
          <text:list>
            <text:list-header>
              <text:p text:style-name="P55"/>
            </text:list-header>
          </text:list>
        </text:list-item>
      </text:list>
      <text:p text:style-name="P18">Monsieur le Maire expose au Conseil Municipal <text:s/>la demande de subvention effectuée par M. VIEMON concernant sa participation aux championnats du Monde Vétérans de tennis de table qui se dérouleront du 7 au 12 Juin 2010 en Chine. M. VIEMON demande une participation financière de la commune de 670 € comprenant les frais d'inscription à la compétition, les frais d'hôtels et de repas.</text:p>
      <text:p text:style-name="P18">Après discussion et en accord avec le Conseil Municipal, Monsieur le Maire décide de ne pas délibérer sur ce sujet et de se renseigner auprès de l'Association des Maires pour savoir si une commune a le droit d'octroyer une subvention à un particulier pour un projet d'intérêt privé.</text:p>
      <text:p text:style-name="P16"/>
      <text:list xml:id="list34328368" text:style-name="L9">
        <text:list-header>
          <text:p text:style-name="P44">5) <text:span text:style-name="T5">Subvention Voyage scolaire pour l'école primaire (classe découverte à la neige)</text:span></text:p>
        </text:list-header>
      </text:list>
      <text:p text:style-name="P18"/>
      <text:p text:style-name="P18">Monsieur le Maire expose au Conseil Municipal la demande de subvention de M. BENOIT, directeur de l'école primaire de Neuillé-le-Lierre pour une classe de neige pour l'année scolaire 2010/2011. Cette classe découverte permettrait aux enfants de faire des activités diverses encadrées par des intervenants diplômés : ski alpin, ski de fond, raquette, visite d'un musée, sortie en chien de traineaux. </text:p>
      <text:p text:style-name="P18">En l'état actuel du projet et sur une base de 27 élèves (CM1 et CM2), le budget global (hébergement, activités et encadrement, transport) serait d'environ 12 291 euros.</text:p>
      <text:p text:style-name="P18">Monsieur le Maire demande aux Conseillers le montant pouvant être alloué pour cette classe de neige sachant que le projet de financement envisage une subvention de 2000 € pour la commune de Montreuil en Touraine. </text:p>
      <text:p text:style-name="P18"/>
      <text:p text:style-name="P18"/>
      <text:p text:style-name="P18"><text:soft-page-break/>Après en avoir délibéré, le Conseil Municipal, décide <text:s/>à l'unanimité :</text:p>
      <text:p text:style-name="P18"/>
      <text:list xml:id="list34315837" text:style-name="L10">
        <text:list-item>
          <text:p text:style-name="P48">d'octroyer une subvention de 2000 € à l'école primaire de Neuillé-le-Lierre,</text:p>
        </text:list-item>
        <text:list-item>
          <text:p text:style-name="P48">de prévoir la somme de 2000 € au budget 2010,</text:p>
        </text:list-item>
        <text:list-item>
          <text:p text:style-name="P48">d'autoriser le Maire à signer tous les documents nécessaires au bon aboutissement de ce dossier.</text:p>
        </text:list-item>
      </text:list>
      <text:p text:style-name="P18"/>
      <text:p text:style-name="P18"/>
      <text:p text:style-name="P16">6) <text:span text:style-name="T5">Approbation du tableau de classement des voies communales</text:span></text:p>
      <text:p text:style-name="P18"/>
      <text:p text:style-name="P18">Monsieur le Maire expose au Conseil Municipal que lors de la séance du 9 février 2010, une délibération avait été prise concernant le reclassement des chemins ruraux en voie communale. Depuis cette séance le tableau de classement des voies communales a été mis à jour avec l'aide de la Direction Départementale des Territoires. Il convient donc de délibérer sur le nouveau tableau de classement (Annexe 1) qui comprend une longueur totale de voies de 22 223 mètres.</text:p>
      <text:p text:style-name="P18">Monsieur le Maire précise qu'il a été ajouté sur ce tableau le chemin du pavillon.</text:p>
      <text:p text:style-name="P18"/>
      <text:p text:style-name="P18">Après en avoir délibéré, le Conseil Municipal, décide à l'unanimité :</text:p>
      <text:list xml:id="list34312302" text:style-name="L11">
        <text:list-item>
          <text:list>
            <text:list-item>
              <text:p text:style-name="P34">d'accepter le classement des chemins ruraux dans le réseau des voies communales comme dans le tableau annexé,</text:p>
            </text:list-item>
            <text:list-item>
              <text:p text:style-name="P35">d'autoriser le Maire à signer tous les documents nécessaires au bon aboutissement de ce dossier.</text:p>
            </text:list-item>
          </text:list>
        </text:list-item>
      </text:list>
      <text:list xml:id="list34318349" text:style-name="L12">
        <text:list-header>
          <text:p text:style-name="P49"/>
        </text:list-header>
      </text:list>
      <text:p text:style-name="P19"/>
      <text:list xml:id="list34320910" text:style-name="L13">
        <text:list-header>
          <text:p text:style-name="P50"/>
        </text:list-header>
      </text:list>
      <text:p text:style-name="P19"><draw:frame draw:style-name="fr1" draw:name="Objet1" text:anchor-type="paragraph" svg:x="-1.623cm" svg:y="1.296cm" svg:width="19.874cm" svg:height="20.68cm" draw:z-index="0"><draw:object xlink:href="./Object 1" xlink:type="simple" xlink:show="embed" xlink:actuate="onLoad"/><draw:image xlink:href="./ObjectReplacements/Object 1" xlink:type="simple" xlink:show="embed" xlink:actuate="onLoad"/></draw:frame><text:soft-page-break/></text:p>
      <text:p text:style-name="P17">ANNEXE 1</text:p>
      <text:p text:style-name="P18"/>
      <text:p text:style-name="P18"/>
      <text:p text:style-name="P18"/>
      <text:p text:style-name="P18"/>
      <text:p text:style-name="P18"/>
      <text:p text:style-name="P18"><text:soft-page-break/></text:p>
      <text:list xml:id="list34311964" text:style-name="L14">
        <text:list-header>
          <text:p text:style-name="P45">8)<text:span text:style-name="T5">Délibération Atteinte au domaine privé communal </text:span><text:s/><text:span text:style-name="T6"><text:s/></text:span></text:p>
        </text:list-header>
      </text:list>
      <text:p text:style-name="P18"/>
      <text:p text:style-name="P18">Monsieur le Maire expose au Conseil Municipal <text:s/>que M. DESLANDES a effectué des travaux sur le chemin rural CR 26. Il a aménagé sur ce dernier deux grilles animalières afin d'empêcher les animaux sauvages de rentrer et de sortir de son parc. Or ce chemin appartient au domaine privé de la commune. Il lui était donc interdit de faire ces travaux sans autorisation de la commune. Monsieur le Maire propose donc aux conseillers de délibérer pour dégager la commune de toute responsabilité par rapport à ces travaux.</text:p>
      <text:p text:style-name="P18">Après discussion, le Conseil Municipal demande à ce que les travaux effectué par M. DESLANDES soient <text:s/>déclarés non conformes. <text:s/>M. DESLANDES devra faire une demande de travaux auprès de la Mairie.</text:p>
      <text:p text:style-name="P18"/>
      <text:p text:style-name="P18">Après en avoir délibéré, le Conseil Municipal décide à 10 voies Pour et 1 Abstention :</text:p>
      <text:list xml:id="list34307505" text:style-name="L15">
        <text:list-item>
          <text:p text:style-name="P51">de dégager la commune de toute responsabilité quant aux travaux effectués par M. DESLANDES sur le chemin rural CR 26,</text:p>
        </text:list-item>
        <text:list-item>
          <text:p text:style-name="P51">de déclarer les travaux effectués non conformes, </text:p>
        </text:list-item>
        <text:list-item>
          <text:p text:style-name="P51">d'autoriser le Maire a signer tous les documents nécessaires au bon aboutissement de ce dossier.</text:p>
        </text:list-item>
      </text:list>
      <text:p text:style-name="P18"/>
      <text:p text:style-name="P15"/>
      <text:p text:style-name="P15"/>
      <text:list xml:id="list34356394" text:continue-list="list34320910" text:style-name="L13">
        <text:list-header>
          <text:p text:style-name="P46"/>
          <text:p text:style-name="P52">Questions diverses :</text:p>
          <text:p text:style-name="P41"/>
          <text:p text:style-name="P41">- Vente d'une partie de <text:s/>la parcelle cadastrée n° 71, section ZY situé au lieudit Le Petit Salé</text:p>
        </text:list-header>
      </text:list>
      <text:p text:style-name="P18"/>
      <text:p text:style-name="P18">Monsieur le Maire expose au Conseil Municipal qu'un relai de téléphonie SFR est implanté sur un terrain situé au lieu-dit Le Petit Salé par convention signée le 18 juin 1998. <text:s/>L'entreprise SFR souhaite devenir propriétaire du terrain sur lequel se trouve cette antenne relai pour permettre notamment le déploiements de réseaux à très hauts débits fixes (fibre optique) et mobiles (3G/3G+/4G). La superficie du terrain à vendre est d'environ 100 m2. L'offre de SFR pour ce terrain est de 12 000 € HT, sachant que tous les frais de géomètre et d'acte notarié seront à la charge de SFR. Après discussion, le Conseil Municipal souhaite qu'une étude soit faite pour calculer l'impact sur l'environnement du déploiement de ces réseaux.</text:p>
      <text:p text:style-name="P16"/>
      <text:list xml:id="list34307050" text:style-name="L16">
        <text:list-header>
          <text:p text:style-name="P47">- Distributeur de pizzas</text:p>
        </text:list-header>
      </text:list>
      <text:p text:style-name="P16"/>
      <text:p text:style-name="P18">Monsieur le Maire explique au Conseil Municipal qu'il a rencontré Mlle Taillard, pizzaiolo à Montreuil. Celle-ci lui a exposé son projet de mettre en place un distributeur de pizzas sur Montreuil. Elle souhaiterais savoir s'il est possible que la commune lui trouve un emplacement pour installer son distributeur. Monsieur le Maire demande donc au Conseil Municipal son accord pour installer ce distributeur à pizzas. </text:p>
      <text:p text:style-name="P18">Après en avoir délibéré, le Conseil Municipal, décide à 4 voies Pour, 1 voie Contre et 5 Abstentions d'autoriser Mademoiselle Taillard à installer un distributeur de pizzas. </text:p>
      <text:p text:style-name="P18"/>
      <text:p text:style-name="P18"/>
      <text:p text:style-name="P18"><text:soft-page-break/></text:p>
      <text:list xml:id="list34329029" text:style-name="L17">
        <text:list-header>
          <text:p text:style-name="P53"><text:span text:style-name="T8">- </text:span><text:span text:style-name="T7">Rapport de la SOCOTEC</text:span></text:p>
        </text:list-header>
      </text:list>
      <text:p text:style-name="P20"/>
      <text:p text:style-name="P21">Monsieur le Maire explique au Conseil Municipal que dans le cadre <text:s/>de la mise en œuvre des règles d'hygiène et de sécurité, l'entreprise SOCOTEC est intervenue pour vérifier les installations électriques des bâtiments communaux. Suite au rapport de l'entreprise, il s'avère que différents travaux doivent être effectués. Julie Fransescat,conseillère municipale, explique notamment que les issues de secours de la salle polyvalente ne fonctionnent pas correctement. L'agent technique, Erick Fougeray, se chargera <text:s/>d' effectuer les différents travaux à réaliser.</text:p>
      <text:p text:style-name="P21"/>
      <text:p text:style-name="P21"/>
      <text:p text:style-name="P21"/>
      <text:list xml:id="list34384020" text:continue-numbering="true" text:style-name="L17">
        <text:list-header>
          <text:p text:style-name="P54">- Mise en sécurité du château</text:p>
        </text:list-header>
      </text:list>
      <text:p text:style-name="P20"/>
      <text:p text:style-name="P21">Monsieur le Maire explique au Conseil Municipal que suite à la tempête de février 2010, la toiture du château a été endommagée. Une expertise du château a été faite par l'assurance et il s'avère que le château, en l'état actuel, constitue un danger pour la population. L'assurance doit nous rédiger un courrier indiquant qu'elle ne prend plus en charge ce bâtiment. Monsieur le Maire rappelle que plusieurs manifestations ont lieu au château (soirée pizza avec l'APE, fête du pain),il est donc important de prendre une décision. Après discussion avec le Conseil Municipal, il est décidé qu'un périmètre de sécurité sera installé autour du château avec des panneaux signalant le danger et interdisant ce lieu au public. En ce qui concerne, la soirée de l'APE du 27 mars, l'utilisation du four à pain sera interdite par mesure de sécurité. </text:p>
      <text:p text:style-name="P21">Monsieur le Maire explique, qu'un rendez-vous sera pris avec l'architecte des bâtiments de France pour une nouvelle expertise.</text:p>
      <text:p text:style-name="P8"/>
      <text:p text:style-name="P8"/>
      <text:p text:style-name="P22">L'ordre du jour étant épuisé, la séance est levée à 20h 50.</text:p>
      <text:p text:style-name="P22"/>
      <text:p text:style-name="P7">La prochaine réunion du Conseil Municipal est fixée au Mardi 30 mars à 19h.</text:p>
      <text:p text:style-name="P2"/>
      <text:p text:style-name="P2"/>
      <text:p text:style-name="P3">Le Maire,</text:p>
      <text:p text:style-name="P3"/>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10-02-09T09:06:38.64</meta:creation-date>
    <dc:date>2010-03-25T14:25:38.04</dc:date>
    <dc:creator>Isabelle Derouet</dc:creator>
    <meta:editing-duration>PT38H00M22S</meta:editing-duration>
    <meta:editing-cycles>30</meta:editing-cycles>
    <meta:generator>OpenOffice.org/3.0$Win32 OpenOffice.org_project/300m9$Build-9358</meta:generator>
    <meta:printed-by>Isabelle Derouet</meta:printed-by>
    <meta:print-date>2010-03-25T14:25:30.95</meta:print-date>
    <meta:document-statistic meta:table-count="0" meta:image-count="0" meta:object-count="1" meta:page-count="7" meta:paragraph-count="102" meta:word-count="1844" meta:character-count="114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6cm"/>
    </style:style>
    <style:style style:name="co2" style:family="table-column">
      <style:table-column-properties fo:break-before="auto" style:column-width="2.321cm"/>
    </style:style>
    <style:style style:name="co3" style:family="table-column">
      <style:table-column-properties fo:break-before="auto" style:column-width="5.73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531cm"/>
    </style:style>
    <style:style style:name="co7" style:family="table-column">
      <style:table-column-properties fo:break-before="auto" style:column-width="0.587cm"/>
    </style:style>
    <style:style style:name="co8" style:family="table-column">
      <style:table-column-properties fo:break-before="auto" style:column-width="0.84cm"/>
    </style:style>
    <style:style style:name="co9" style:family="table-column">
      <style:table-column-properties fo:break-before="auto" style:column-width="1.595cm"/>
    </style:style>
    <style:style style:name="co10" style:family="table-column">
      <style:table-column-properties fo:break-before="auto" style:column-width="0.616cm"/>
    </style:style>
    <style:style style:name="co11" style:family="table-column">
      <style:table-column-properties fo:break-before="auto" style:column-width="0.894cm"/>
    </style:style>
    <style:style style:name="co12" style:family="table-column">
      <style:table-column-properties fo:break-before="auto" style:column-width="3.44cm"/>
    </style:style>
    <style:style style:name="co13" style:family="table-column">
      <style:table-column-properties fo:break-before="auto" style:column-width="4.727cm"/>
    </style:style>
    <style:style style:name="co14"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1.526cm" fo:break-before="auto" style:use-optimal-row-height="true"/>
    </style:style>
    <style:style style:name="ro8" style:family="table-row">
      <style:table-row-properties style:row-height="1.157cm" fo:break-before="auto" style:use-optimal-row-height="true"/>
    </style:style>
    <style:style style:name="ro9" style:family="table-row">
      <style:table-row-properties style:row-height="0.788cm" fo:break-before="auto" style:use-optimal-row-height="true"/>
    </style:style>
    <style:style style:name="ro10" style:family="table-row">
      <style:table-row-properties style:row-height="2.263cm" fo:break-before="auto" style:use-optimal-row-height="true"/>
    </style:style>
    <style:style style:name="ro11" style:family="table-row">
      <style:table-row-properties style:row-height="0.7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5pt" fo:font-style="normal" fo:text-shadow="none" style:text-underline-style="none" fo:font-weight="normal" style:font-size-asian="5pt" style:font-style-asian="normal" style:font-weight-asian="normal" style:font-name-complex="Arial1" style:font-size-complex="5pt" style:font-style-complex="normal" style:font-weight-complex="normal"/>
    </style:style>
    <style:style style:name="ce4"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11"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5pt" fo:font-style="normal" fo:text-shadow="none" style:text-underline-style="none" fo:font-weight="normal" style:font-size-asian="5pt" style:font-style-asian="normal" style:font-weight-asian="normal" style:font-name-complex="Arial1" style:font-size-complex="5pt" style:font-style-complex="normal" style:font-weight-complex="normal"/>
    </style:style>
    <style:style style:name="ce1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5pt" fo:font-style="normal" fo:text-shadow="none" style:text-underline-style="none" fo:font-weight="normal" style:font-size-asian="5pt" style:font-style-asian="normal" style:font-weight-asian="normal" style:font-name-complex="Arial1" style:font-size-complex="5pt" style:font-style-complex="normal" style:font-weight-complex="normal"/>
    </style:style>
    <style:style style:name="ce1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5pt" fo:font-style="normal" fo:text-shadow="none" style:text-underline-style="none" fo:font-weight="normal" style:font-size-asian="5pt" style:font-style-asian="normal" style:font-weight-asian="normal" style:font-name-complex="Arial1" style:font-size-complex="5pt" style:font-style-complex="normal" style:font-weight-complex="normal"/>
    </style:style>
    <style:style style:name="ce1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15"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office:automatic-styles>
  <office:body>
    <office:spreadsheet>
      <table:calculation-settings table:case-sensitive="false" table:automatic-find-labels="false" table:use-regular-expressions="false"/>
      <table:table table:name="Feuil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6" table:default-cell-style-name="ce5"/>
        <table:table-column table:style-name="co10" table:number-columns-repeated="2" table:default-cell-style-name="ce5"/>
        <table:table-column table:style-name="co11" table:default-cell-style-name="ce5"/>
        <table:table-column table:style-name="co12" table:default-cell-style-name="ce5"/>
        <table:table-column table:style-name="co13" table:default-cell-style-name="ce5"/>
        <table:table-row table:style-name="ro1">
          <table:table-cell table:style-name="ce1" office:value-type="string" table:number-columns-spanned="15" table:number-rows-spanned="1">
            <text:p>TABLEAU DE CLASSEMENT UNIQUE DES VOIES COMMUNALES</text:p>
          </table:table-cell>
          <table:covered-table-cell table:number-columns-repeated="14" table:style-name="ce1"/>
        </table:table-row>
        <table:table-row table:style-name="ro2">
          <table:table-cell table:style-name="Default" table:number-columns-repeated="2"/>
          <table:table-cell table:style-name="ce7" office:value-type="string">
            <text:p>Présenté dans l'ordre :</text:p>
          </table:table-cell>
          <table:table-cell table:style-name="ce9" office:value-type="string" table:number-columns-spanned="10" table:number-rows-spanned="1">
            <text:p>A - VOIES COMMUNALES à caractère de CHEMIN</text:p>
          </table:table-cell>
          <table:covered-table-cell table:number-columns-repeated="9" table:style-name="ce9"/>
          <table:table-cell table:style-name="Default"/>
          <table:table-cell table:style-name="ce16" office:value-type="string">
            <text:p>INDRE-ET-LOIRE</text:p>
          </table:table-cell>
        </table:table-row>
        <table:table-row table:style-name="ro2">
          <table:table-cell table:style-name="Default" table:number-columns-repeated="3"/>
          <table:table-cell table:style-name="ce9" office:value-type="string" table:number-columns-spanned="10" table:number-rows-spanned="1">
            <text:p>B - VOIES COMMUNALES à caractère de rue</text:p>
          </table:table-cell>
          <table:covered-table-cell table:number-columns-repeated="9" table:style-name="ce9"/>
          <table:table-cell table:style-name="Default"/>
          <table:table-cell table:style-name="ce17" office:value-type="string">
            <text:p>Commune</text:p>
          </table:table-cell>
        </table:table-row>
        <table:table-row table:style-name="ro2">
          <table:table-cell table:style-name="Default" table:number-columns-repeated="3"/>
          <table:table-cell table:style-name="ce9" office:value-type="string" table:number-columns-spanned="10" table:number-rows-spanned="1">
            <text:p>C - VOIES COMMUNALES à caractère de Place Publique</text:p>
          </table:table-cell>
          <table:covered-table-cell table:number-columns-repeated="9" table:style-name="ce9"/>
          <table:table-cell table:style-name="Default"/>
          <table:table-cell table:style-name="ce16" office:value-type="string">
            <text:p>MONTREUIL ENTOURAINE</text:p>
          </table:table-cell>
        </table:table-row>
        <table:table-row table:style-name="ro2">
          <table:table-cell table:style-name="Default" table:number-columns-repeated="3"/>
          <table:table-cell table:style-name="ce10" table:number-columns-spanned="10" table:number-rows-spanned="1"/>
          <table:covered-table-cell table:number-columns-repeated="9" table:style-name="ce10"/>
          <table:table-cell table:style-name="Default" table:number-columns-repeated="2"/>
        </table:table-row>
        <table:table-row table:style-name="ro3">
          <table:table-cell table:style-name="ce2" office:value-type="string" table:number-columns-spanned="1" table:number-rows-spanned="3">
            <text:p>Numéro d'ordre </text:p>
          </table:table-cell>
          <table:table-cell table:style-name="ce2" office:value-type="string" table:number-columns-spanned="1" table:number-rows-spanned="3">
            <text:p>Appellation </text:p>
          </table:table-cell>
          <table:table-cell table:style-name="ce2" office:value-type="string" table:number-columns-spanned="1" table:number-rows-spanned="3">
            <text:p>Désignation du point d'origine, des principaux lieux traversés ou repères, du point d'extrémité</text:p>
          </table:table-cell>
          <table:table-cell table:style-name="ce2" office:value-type="string" table:number-columns-spanned="1" table:number-rows-spanned="3">
            <text:p>Longueur <text:s text:c="19"/></text:p>
          </table:table-cell>
          <table:table-cell table:style-name="ce2" office:value-type="string" table:number-columns-spanned="1" table:number-rows-spanned="3">
            <text:p>Largeur moyenne <text:s text:c="17"/></text:p>
          </table:table-cell>
          <table:table-cell table:style-name="ce2" office:value-type="string" table:number-columns-spanned="3" table:number-rows-spanned="3">
            <text:p>Date de classement</text:p>
          </table:table-cell>
          <table:covered-table-cell table:number-columns-repeated="2" table:style-name="ce2"/>
          <table:table-cell table:style-name="ce14" office:value-type="string" table:number-columns-spanned="6" table:number-rows-spanned="1">
            <text:p>Rappel des anciens chemins incorporés à chaque V. C.</text:p>
          </table:table-cell>
          <table:covered-table-cell table:number-columns-repeated="5" table:style-name="ce14"/>
          <table:table-cell table:style-name="ce2" office:value-type="string" table:number-columns-spanned="1" table:number-rows-spanned="3">
            <text:p>Observations</text:p>
          </table:table-cell>
        </table:table-row>
        <table:table-row table:style-name="ro4">
          <table:covered-table-cell table:number-columns-repeated="8" table:style-name="ce2"/>
          <table:table-cell table:style-name="ce14" office:value-type="string" table:number-columns-spanned="5" table:number-rows-spanned="1">
            <text:p>Classement</text:p>
          </table:table-cell>
          <table:covered-table-cell table:number-columns-repeated="4" table:style-name="ce14"/>
          <table:table-cell table:style-name="ce2" office:value-type="string" table:number-columns-spanned="1" table:number-rows-spanned="2">
            <text:p>Ancienne Appellation </text:p>
          </table:table-cell>
          <table:covered-table-cell table:style-name="ce2"/>
        </table:table-row>
        <table:table-row table:style-name="ro5">
          <table:covered-table-cell table:number-columns-repeated="8" table:style-name="ce2"/>
          <table:table-cell table:style-name="ce2" office:value-type="string">
            <text:p>Catégorie <text:s/></text:p>
          </table:table-cell>
          <table:table-cell table:style-name="ce2" office:value-type="string">
            <text:p>N° </text:p>
          </table:table-cell>
          <table:table-cell table:style-name="ce2" office:value-type="string" table:number-columns-spanned="3" table:number-rows-spanned="1">
            <text:p>Date </text:p>
          </table:table-cell>
          <table:covered-table-cell table:number-columns-repeated="4" table:style-name="ce2"/>
        </table:table-row>
        <table:table-row table:style-name="ro6">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11"/>
          <table:table-cell table:style-name="ce12" office:value-type="float" office:value="6">
            <text:p>6</text:p>
          </table:table-cell>
          <table:table-cell table:style-name="ce13"/>
          <table:table-cell table:style-name="ce3" office:value-type="float" office:value="7">
            <text:p>7</text:p>
          </table:table-cell>
          <table:table-cell table:style-name="ce3" office:value-type="float" office:value="8">
            <text:p>8</text:p>
          </table:table-cell>
          <table:table-cell table:style-name="ce11"/>
          <table:table-cell table:style-name="ce12" office:value-type="float" office:value="9">
            <text:p>9</text:p>
          </table:table-cell>
          <table:table-cell table:style-name="ce13"/>
          <table:table-cell table:style-name="ce3" office:value-type="float" office:value="10">
            <text:p>10</text:p>
          </table:table-cell>
          <table:table-cell table:style-name="ce3" office:value-type="float" office:value="12">
            <text:p>12</text:p>
          </table:table-cell>
        </table:table-row>
        <table:table-row table:style-name="ro7">
          <table:table-cell table:style-name="ce4" office:value-type="float" office:value="5">
            <text:p>5</text:p>
          </table:table-cell>
          <table:table-cell table:style-name="ce4" office:value-type="string">
            <text:p>de Montreuil à St Ouen</text:p>
          </table:table-cell>
          <table:table-cell table:style-name="ce4" office:value-type="string">
            <text:p>de la RD 75,, au sud de la Champignonnerie, la Petite Champignonnerie, le Vieux Joué, se termine en limite de St Ouen les Vignes au CR 98</text:p>
          </table:table-cell>
          <table:table-cell table:style-name="ce4" office:value-type="float" office:value="1730">
            <text:p>1730</text:p>
          </table:table-cell>
          <table:table-cell table:style-name="ce4" office:value-type="float" office:value="8">
            <text:p>8</text:p>
          </table:table-cell>
          <table:table-cell table:style-name="ce4" office:value-type="float" office:value="19">
            <text:p>19</text:p>
          </table:table-cell>
          <table:table-cell table:style-name="ce4" office:value-type="float" office:value="12">
            <text:p>12</text:p>
          </table:table-cell>
          <table:table-cell table:style-name="ce4" office:value-type="float" office:value="1959">
            <text:p>1959</text:p>
          </table:table-cell>
          <table:table-cell table:style-name="ce4" office:value-type="string">
            <text:p>CV</text:p>
          </table:table-cell>
          <table:table-cell table:style-name="ce4" office:value-type="float" office:value="5">
            <text:p>5</text:p>
          </table:table-cell>
          <table:table-cell table:style-name="ce4" table:number-columns-repeated="3"/>
          <table:table-cell table:style-name="ce4" office:value-type="string">
            <text:p>de Montreuil à St Ouen</text:p>
          </table:table-cell>
          <table:table-cell table:style-name="ce4" office:value-type="string">
            <text:p>y compris L=80m/2=40 m section mitoyenne avec St Ouen les Vignes</text:p>
          </table:table-cell>
        </table:table-row>
        <table:table-row table:style-name="ro8">
          <table:table-cell office:value-type="float" office:value="8">
            <text:p>8</text:p>
          </table:table-cell>
          <table:table-cell office:value-type="string">
            <text:p>de Montreuil à Noizay</text:p>
          </table:table-cell>
          <table:table-cell office:value-type="string">
            <text:p>de la <text:s/>RD 75, La Chauvinière, les Trois Cheminées se termine en limite de Nazelles au CR 85</text:p>
          </table:table-cell>
          <table:table-cell office:value-type="float" office:value="3039">
            <text:p>3039</text:p>
          </table:table-cell>
          <table:table-cell office:value-type="float" office:value="8">
            <text:p>8</text:p>
          </table:table-cell>
          <table:table-cell office:value-type="float" office:value="19">
            <text:p>19</text:p>
          </table:table-cell>
          <table:table-cell office:value-type="float" office:value="12">
            <text:p>12</text:p>
          </table:table-cell>
          <table:table-cell office:value-type="float" office:value="1959">
            <text:p>1959</text:p>
          </table:table-cell>
          <table:table-cell office:value-type="string">
            <text:p>CV</text:p>
          </table:table-cell>
          <table:table-cell office:value-type="float" office:value="8">
            <text:p>8</text:p>
          </table:table-cell>
          <table:table-cell office:value-type="float" office:value="15">
            <text:p>15</text:p>
          </table:table-cell>
          <table:table-cell office:value-type="float" office:value="7">
            <text:p>7</text:p>
          </table:table-cell>
          <table:table-cell office:value-type="float" office:value="1874">
            <text:p>1874</text:p>
          </table:table-cell>
          <table:table-cell office:value-type="string">
            <text:p>de Montreuil à Noizay</text:p>
          </table:table-cell>
          <table:table-cell office:value-type="string">
            <text:p>y compris L=40/2=20m section mitoyenne avec Nazelles</text:p>
          </table:table-cell>
        </table:table-row>
        <table:table-row table:style-name="ro8">
          <table:table-cell office:value-type="float" office:value="9">
            <text:p>9</text:p>
          </table:table-cell>
          <table:table-cell office:value-type="string">
            <text:p>de Neuillé le Lierre à Autrèche</text:p>
          </table:table-cell>
          <table:table-cell office:value-type="string">
            <text:p>fait limite avec les communes de Neuillé le Lierre et Autrèche du CR 37 au ruisseau</text:p>
          </table:table-cell>
          <table:table-cell office:value-type="float" office:value="427">
            <text:p>427</text:p>
          </table:table-cell>
          <table:table-cell office:value-type="float" office:value="9">
            <text:p>9</text:p>
          </table:table-cell>
          <table:table-cell office:value-type="float" office:value="19">
            <text:p>19</text:p>
          </table:table-cell>
          <table:table-cell office:value-type="float" office:value="12">
            <text:p>12</text:p>
          </table:table-cell>
          <table:table-cell office:value-type="float" office:value="1959">
            <text:p>1959</text:p>
          </table:table-cell>
          <table:table-cell office:value-type="string">
            <text:p>CV</text:p>
          </table:table-cell>
          <table:table-cell office:value-type="float" office:value="9">
            <text:p>9</text:p>
          </table:table-cell>
          <table:table-cell table:number-columns-repeated="3"/>
          <table:table-cell office:value-type="string">
            <text:p>de Neuillé le Lierre à Autrèche</text:p>
          </table:table-cell>
          <table:table-cell office:value-type="string">
            <text:p>L=728m/2=364m mitoyen avec Neuillé le Lierre</text:p>
          </table:table-cell>
        </table:table-row>
        <table:table-row table:style-name="ro8">
          <table:table-cell office:value-type="float" office:value="10">
            <text:p>10</text:p>
          </table:table-cell>
          <table:table-cell office:value-type="string">
            <text:p>de Pierre bise à St Ouen</text:p>
          </table:table-cell>
          <table:table-cell office:value-type="string">
            <text:p>de la RD 55, Pierre Bise, les Balivières, les Vallées, à l'ouest de Villagou, se termine à la limite de St Ouen les Vignes au CR 105</text:p>
          </table:table-cell>
          <table:table-cell office:value-type="float" office:value="2276">
            <text:p>2276</text:p>
          </table:table-cell>
          <table:table-cell office:value-type="float" office:value="8">
            <text:p>8</text:p>
          </table:table-cell>
          <table:table-cell office:value-type="float" office:value="19">
            <text:p>19</text:p>
          </table:table-cell>
          <table:table-cell office:value-type="float" office:value="12">
            <text:p>12</text:p>
          </table:table-cell>
          <table:table-cell office:value-type="float" office:value="1959">
            <text:p>1959</text:p>
          </table:table-cell>
          <table:table-cell office:value-type="string">
            <text:p>CV</text:p>
          </table:table-cell>
          <table:table-cell office:value-type="float" office:value="10">
            <text:p>10</text:p>
          </table:table-cell>
          <table:table-cell office:value-type="float" office:value="12">
            <text:p>12</text:p>
          </table:table-cell>
          <table:table-cell office:value-type="float" office:value="7">
            <text:p>7</text:p>
          </table:table-cell>
          <table:table-cell office:value-type="float" office:value="1878">
            <text:p>1878</text:p>
          </table:table-cell>
          <table:table-cell office:value-type="string">
            <text:p>de Pierre Bise à St ouen les vignes</text:p>
          </table:table-cell>
          <table:table-cell/>
        </table:table-row>
        <table:table-row table:style-name="ro8">
          <table:table-cell office:value-type="float" office:value="11">
            <text:p>11</text:p>
          </table:table-cell>
          <table:table-cell office:value-type="string">
            <text:p>de Montreuil à Fontenelle</text:p>
          </table:table-cell>
          <table:table-cell office:value-type="string">
            <text:p>de la RD 55 près La Varenne, au Nord de la Filaudière, La Fontenelle, se termine au CR 10</text:p>
          </table:table-cell>
          <table:table-cell office:value-type="float" office:value="2617">
            <text:p>2617</text:p>
          </table:table-cell>
          <table:table-cell office:value-type="float" office:value="8">
            <text:p>8</text:p>
          </table:table-cell>
          <table:table-cell office:value-type="float" office:value="19">
            <text:p>19</text:p>
          </table:table-cell>
          <table:table-cell office:value-type="float" office:value="12">
            <text:p>12</text:p>
          </table:table-cell>
          <table:table-cell office:value-type="float" office:value="1959">
            <text:p>1959</text:p>
          </table:table-cell>
          <table:table-cell office:value-type="string">
            <text:p>CV</text:p>
          </table:table-cell>
          <table:table-cell office:value-type="float" office:value="11">
            <text:p>11</text:p>
          </table:table-cell>
          <table:table-cell office:value-type="float" office:value="20">
            <text:p>20</text:p>
          </table:table-cell>
          <table:table-cell office:value-type="float" office:value="10">
            <text:p>10</text:p>
          </table:table-cell>
          <table:table-cell office:value-type="float" office:value="1902">
            <text:p>1902</text:p>
          </table:table-cell>
          <table:table-cell office:value-type="string">
            <text:p>de Montreuil à Fontenelle</text:p>
          </table:table-cell>
          <table:table-cell/>
        </table:table-row>
        <table:table-row table:style-name="ro9">
          <table:table-cell office:value-type="float" office:value="119">
            <text:p>119</text:p>
          </table:table-cell>
          <table:table-cell office:value-type="string">
            <text:p>entre le D 75 et le C5</text:p>
          </table:table-cell>
          <table:table-cell office:value-type="string">
            <text:p>De la RD 75 dessert le Vieux Joué termine à la RD 5</text:p>
          </table:table-cell>
          <table:table-cell office:value-type="float" office:value="1135">
            <text:p>1135</text:p>
          </table:table-cell>
          <table:table-cell office:value-type="float" office:value="3">
            <text:p>3</text:p>
          </table:table-cell>
          <table:table-cell office:value-type="float" office:value="26">
            <text:p>26</text:p>
          </table:table-cell>
          <table:table-cell office:value-type="float" office:value="4">
            <text:p>4</text:p>
          </table:table-cell>
          <table:table-cell office:value-type="float" office:value="1978">
            <text:p>1978</text:p>
          </table:table-cell>
          <table:table-cell office:value-type="string">
            <text:p>CR</text:p>
          </table:table-cell>
          <table:table-cell office:value-type="float" office:value="19">
            <text:p>19</text:p>
          </table:table-cell>
          <table:table-cell table:number-columns-repeated="5"/>
        </table:table-row>
        <table:table-row table:style-name="ro10">
          <table:table-cell office:value-type="float" office:value="120">
            <text:p>120</text:p>
          </table:table-cell>
          <table:table-cell office:value-type="string">
            <text:p>du D 75 au D 55 par Guignefolle</text:p>
          </table:table-cell>
          <table:table-cell office:value-type="string">
            <text:p>de la RD 75, dessert la Bertrie et Guignefolle, la Jousserie, les Petits Villepins, les Grands Villepins et se termine à la RD 55</text:p>
          </table:table-cell>
          <table:table-cell office:value-type="float" office:value="5100">
            <text:p>510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table:number-columns-repeated="5"/>
          <table:table-cell office:value-type="string">
            <text:p>chemin d'exploitation desservant les hameaux de la Bertrie, Guignefolle, la Jousserie, les Petits Villepins, les Grands Villepins</text:p>
          </table:table-cell>
          <table:table-cell office:value-type="string">
            <text:p>Traverse la ligne TGV deux fois</text:p>
          </table:table-cell>
        </table:table-row>
        <table:table-row table:style-name="ro9">
          <table:table-cell office:value-type="float" office:value="198">
            <text:p>198</text:p>
          </table:table-cell>
          <table:table-cell office:value-type="string">
            <text:p>de la Perchais à la Restrie</text:p>
          </table:table-cell>
          <table:table-cell office:value-type="string">
            <text:p>de la <text:s/>RD 75 fait limite avec Pocé sur cisse se termine au R 79 de St Ouen </text:p>
          </table:table-cell>
          <table:table-cell office:value-type="float" office:value="97">
            <text:p>97</text:p>
          </table:table-cell>
          <table:table-cell/>
          <table:table-cell office:value-type="float" office:value="28">
            <text:p>28</text:p>
          </table:table-cell>
          <table:table-cell office:value-type="float" office:value="4">
            <text:p>4</text:p>
          </table:table-cell>
          <table:table-cell office:value-type="float" office:value="1963">
            <text:p>1963</text:p>
          </table:table-cell>
          <table:table-cell office:value-type="string">
            <text:p>CR</text:p>
          </table:table-cell>
          <table:table-cell office:value-type="float" office:value="98">
            <text:p>98</text:p>
          </table:table-cell>
          <table:table-cell table:number-columns-repeated="3"/>
          <table:table-cell office:value-type="string">
            <text:p>du Vieux Joué à la Perchais</text:p>
          </table:table-cell>
          <table:table-cell office:value-type="string">
            <text:p>L= 194m/2=97m mitoyen avec Pocé sur cisse</text:p>
          </table:table-cell>
        </table:table-row>
        <table:table-row table:style-name="ro9">
          <table:table-cell office:value-type="float" office:value="322">
            <text:p>322</text:p>
          </table:table-cell>
          <table:table-cell office:value-type="string">
            <text:p>de la Bouchetterie</text:p>
          </table:table-cell>
          <table:table-cell office:value-type="string">
            <text:p>de la VC 119 à la fin du revêtement à la Bouchetterie</text:p>
          </table:table-cell>
          <table:table-cell office:value-type="float" office:value="640">
            <text:p>64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22">
            <text:p>22</text:p>
          </table:table-cell>
          <table:table-cell table:number-columns-repeated="5"/>
        </table:table-row>
        <table:table-row table:style-name="ro2">
          <table:table-cell office:value-type="float" office:value="330">
            <text:p>330</text:p>
          </table:table-cell>
          <table:table-cell office:value-type="string">
            <text:p>du Petit Salé</text:p>
          </table:table-cell>
          <table:table-cell office:value-type="string">
            <text:p>de la RD <text:s/>55 au Petit Salé</text:p>
          </table:table-cell>
          <table:table-cell office:value-type="float" office:value="985">
            <text:p>985</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30">
            <text:p>30</text:p>
          </table:table-cell>
          <table:table-cell table:number-columns-repeated="5"/>
        </table:table-row>
        <table:table-row table:style-name="ro9">
          <table:table-cell office:value-type="float" office:value="333">
            <text:p>333</text:p>
          </table:table-cell>
          <table:table-cell/>
          <table:table-cell office:value-type="string">
            <text:p>du CR 30 à la fin du revêtement , passe au dessus de la ligne TGV</text:p>
          </table:table-cell>
          <table:table-cell office:value-type="float" office:value="400">
            <text:p>40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33">
            <text:p>33</text:p>
          </table:table-cell>
          <table:table-cell table:number-columns-repeated="5"/>
        </table:table-row>
        <table:table-row table:style-name="ro2">
          <table:table-cell office:value-type="float" office:value="335">
            <text:p>335</text:p>
          </table:table-cell>
          <table:table-cell office:value-type="string">
            <text:p>de la Chauvinière</text:p>
          </table:table-cell>
          <table:table-cell office:value-type="string">
            <text:p>de la VC 8 à la RD 75</text:p>
          </table:table-cell>
          <table:table-cell office:value-type="float" office:value="670">
            <text:p>67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35">
            <text:p>35</text:p>
          </table:table-cell>
          <table:table-cell table:number-columns-repeated="5"/>
        </table:table-row>
        <table:table-row table:style-name="ro9">
          <table:table-cell office:value-type="float" office:value="340">
            <text:p>340</text:p>
          </table:table-cell>
          <table:table-cell office:value-type="string">
            <text:p>de la Chevallerie</text:p>
          </table:table-cell>
          <table:table-cell office:value-type="string">
            <text:p>de la VC 8 à la fin du revêtement à la Chevallerie</text:p>
          </table:table-cell>
          <table:table-cell office:value-type="float" office:value="356">
            <text:p>356</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40">
            <text:p>40</text:p>
          </table:table-cell>
          <table:table-cell table:number-columns-repeated="5"/>
        </table:table-row>
        <table:table-row table:style-name="ro2">
          <table:table-cell office:value-type="float" office:value="342">
            <text:p>342</text:p>
          </table:table-cell>
          <table:table-cell office:value-type="string">
            <text:p>du Grand Etang</text:p>
          </table:table-cell>
          <table:table-cell office:value-type="string">
            <text:p>de la RD 55 à la VC 8</text:p>
          </table:table-cell>
          <table:table-cell office:value-type="float" office:value="815">
            <text:p>815</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42">
            <text:p>42</text:p>
          </table:table-cell>
          <table:table-cell table:number-columns-repeated="5"/>
        </table:table-row>
        <table:table-row table:style-name="ro9">
          <table:table-cell office:value-type="float" office:value="343">
            <text:p>343</text:p>
          </table:table-cell>
          <table:table-cell office:value-type="string">
            <text:p>de la Genetière</text:p>
          </table:table-cell>
          <table:table-cell office:value-type="string">
            <text:p>de la RD 55 à la fin du revêtement à la Genetière</text:p>
          </table:table-cell>
          <table:table-cell office:value-type="float" office:value="175">
            <text:p>175</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43">
            <text:p>43</text:p>
          </table:table-cell>
          <table:table-cell table:number-columns-repeated="5"/>
        </table:table-row>
        <table:table-row table:style-name="ro9">
          <table:table-cell office:value-type="float" office:value="344">
            <text:p>344</text:p>
          </table:table-cell>
          <table:table-cell office:value-type="string">
            <text:p>de Roucheux</text:p>
          </table:table-cell>
          <table:table-cell office:value-type="string">
            <text:p>de la RD 75 à la fin du revêtement, dessert Roucheux</text:p>
          </table:table-cell>
          <table:table-cell office:value-type="float" office:value="446">
            <text:p>446</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44">
            <text:p>44</text:p>
          </table:table-cell>
          <table:table-cell table:number-columns-repeated="5"/>
        </table:table-row>
        <table:table-row table:style-name="ro2">
          <table:table-cell office:value-type="float" office:value="345">
            <text:p>345</text:p>
          </table:table-cell>
          <table:table-cell office:value-type="string">
            <text:p>du Pinson</text:p>
          </table:table-cell>
          <table:table-cell office:value-type="string">
            <text:p>de la RD 75 à la fin du revêtement au Pinson</text:p>
          </table:table-cell>
          <table:table-cell office:value-type="float" office:value="320">
            <text:p>32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45">
            <text:p>45</text:p>
          </table:table-cell>
          <table:table-cell table:number-columns-repeated="5"/>
        </table:table-row>
        <table:table-row table:style-name="ro9">
          <table:table-cell/>
          <table:table-cell office:value-type="string">
            <text:p>Rue de la Garenne</text:p>
          </table:table-cell>
          <table:table-cell office:value-type="string">
            <text:p>de la RD 55 au CR 43, dessert le lotissement</text:p>
          </table:table-cell>
          <table:table-cell office:value-type="float" office:value="225">
            <text:p>225</text:p>
          </table:table-cell>
          <table:table-cell office:value-type="float" office:value="8">
            <text:p>8</text:p>
          </table:table-cell>
          <table:table-cell office:value-type="float" office:value="15">
            <text:p>15</text:p>
          </table:table-cell>
          <table:table-cell office:value-type="float" office:value="12">
            <text:p>12</text:p>
          </table:table-cell>
          <table:table-cell office:value-type="float" office:value="2009">
            <text:p>2009</text:p>
          </table:table-cell>
          <table:table-cell table:number-columns-repeated="7"/>
        </table:table-row>
        <table:table-row table:style-name="ro9">
          <table:table-cell/>
          <table:table-cell office:value-type="string">
            <text:p>Rue de la Ménagerie</text:p>
          </table:table-cell>
          <table:table-cell office:value-type="string">
            <text:p>de la RD 75 à la RD 75, dessert le lotissement</text:p>
          </table:table-cell>
          <table:table-cell office:value-type="float" office:value="160">
            <text:p>160</text:p>
          </table:table-cell>
          <table:table-cell office:value-type="float" office:value="8">
            <text:p>8</text:p>
          </table:table-cell>
          <table:table-cell office:value-type="float" office:value="15">
            <text:p>15</text:p>
          </table:table-cell>
          <table:table-cell office:value-type="float" office:value="12">
            <text:p>12</text:p>
          </table:table-cell>
          <table:table-cell office:value-type="float" office:value="2009">
            <text:p>2009</text:p>
          </table:table-cell>
          <table:table-cell table:number-columns-repeated="7"/>
        </table:table-row>
        <table:table-row table:style-name="ro9">
          <table:table-cell/>
          <table:table-cell office:value-type="string">
            <text:p>Chemin du Pavillon</text:p>
          </table:table-cell>
          <table:table-cell office:value-type="string">
            <text:p>De la RD 55, se termine en impasse et longe la salle des fêtes</text:p>
          </table:table-cell>
          <table:table-cell office:value-type="float" office:value="70">
            <text:p>70</text:p>
          </table:table-cell>
          <table:table-cell office:value-type="float" office:value="6">
            <text:p>6</text:p>
          </table:table-cell>
          <table:table-cell table:number-columns-repeated="10"/>
        </table:table-row>
        <table:table-row table:style-name="ro2">
          <table:table-cell/>
          <table:table-cell office:value-type="string">
            <text:p>Chemin des Gats</text:p>
          </table:table-cell>
          <table:table-cell office:value-type="string">
            <text:p>de la VC 120 à la RD 55 face à l'égliue</text:p>
          </table:table-cell>
          <table:table-cell office:value-type="float" office:value="270">
            <text:p>270</text:p>
          </table:table-cell>
          <table:table-cell office:value-type="float" office:value="6">
            <text:p>6</text:p>
          </table:table-cell>
          <table:table-cell/>
          <table:table-cell office:value-type="float" office:value="2">
            <text:p>2</text:p>
          </table:table-cell>
          <table:table-cell office:value-type="float" office:value="2010">
            <text:p>2010</text:p>
          </table:table-cell>
          <table:table-cell office:value-type="string">
            <text:p>CR R </text:p>
          </table:table-cell>
          <table:table-cell table:number-columns-repeated="6"/>
        </table:table-row>
        <table:table-row table:style-name="ro9">
          <table:table-cell/>
          <table:table-cell office:value-type="string">
            <text:p>Chemin de la Guetrie</text:p>
          </table:table-cell>
          <table:table-cell office:value-type="string">
            <text:p>de la VC 120 à la RD 55</text:p>
          </table:table-cell>
          <table:table-cell office:value-type="float" office:value="270">
            <text:p>270</text:p>
          </table:table-cell>
          <table:table-cell office:value-type="float" office:value="6">
            <text:p>6</text:p>
          </table:table-cell>
          <table:table-cell office:value-type="float" office:value="15">
            <text:p>15</text:p>
          </table:table-cell>
          <table:table-cell office:value-type="float" office:value="12">
            <text:p>12</text:p>
          </table:table-cell>
          <table:table-cell office:value-type="float" office:value="2009">
            <text:p>2009</text:p>
          </table:table-cell>
          <table:table-cell office:value-type="string">
            <text:p>CR R </text:p>
          </table:table-cell>
          <table:table-cell office:value-type="float" office:value="27">
            <text:p>27</text:p>
          </table:table-cell>
          <table:table-cell table:number-columns-repeated="4"/>
          <table:table-cell table:style-name="ce18" office:value-type="string">
            <text:p>Comprend une interruption au milieu</text:p>
          </table:table-cell>
        </table:table-row>
        <table:table-row table:style-name="ro11">
          <table:table-cell table:style-name="ce6" table:number-columns-repeated="2"/>
          <table:table-cell table:style-name="ce8" office:value-type="string">
            <text:p>TOTAL CUMULE DES LONGUEURS</text:p>
          </table:table-cell>
          <table:table-cell table:style-name="ce8" table:formula="of:=SUM([.D10:.D31])" office:value-type="float" office:value="22223">
            <text:p>22223</text:p>
          </table:table-cell>
          <table:table-cell table:style-name="ce6" table:number-columns-repeated="9"/>
          <table:table-cell table:style-name="ce15"/>
          <table:table-cell table:style-name="ce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5">15/03/2010</text:date>, <text:time>12:26:48</text:time></text:p>
        </style:region-right>
      </style:header>
      <style:header-left style:display="false"/>
      <style:footer>
        <text:p>Page <text:page-number>1</text:page-number> / <text:page-count>99</text:page-count></text:p>
      </style:footer>
      <style:footer-left style:display="false"/>
    </style:master-page>
  </office:master-styles>
</office:document-styles>
</file>